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Records</text:p>
          </table:table-cell>
          <table:table-cell office:value-type="string" calcext:value-type="string">
            <text:p>Worker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.</text:p>
          </table:table-cell>
          <table:table-cell table:number-columns-repeated="1019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 office:value-type="float" office:value="179243" calcext:value-type="float">
            <text:p>17924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5628" calcext:value-type="float">
            <text:p>9562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6983" calcext:value-type="float">
            <text:p>669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0253" calcext:value-type="float">
            <text:p>5025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3535" calcext:value-type="float">
            <text:p>4353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8787" calcext:value-type="float">
            <text:p>3878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1036" calcext:value-type="float">
            <text:p>3103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9632" calcext:value-type="float">
            <text:p>2963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88037" calcext:value-type="float">
            <text:p>8803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1384" calcext:value-type="float">
            <text:p>5138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5328" calcext:value-type="float">
            <text:p>3532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0375" calcext:value-type="float">
            <text:p>303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7204" calcext:value-type="float">
            <text:p>2720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429" calcext:value-type="float">
            <text:p>1942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8598" calcext:value-type="float">
            <text:p>1859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565" calcext:value-type="float">
            <text:p>1656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" calcext:value-type="float">
            <text:p>1</text:p>
          </table:table-cell>
          <table:table-cell office:value-type="float" office:value="75746" calcext:value-type="float">
            <text:p>7574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7761" calcext:value-type="float">
            <text:p>3776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6769" calcext:value-type="float">
            <text:p>267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3610" calcext:value-type="float">
            <text:p>2361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6816" calcext:value-type="float">
            <text:p>168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5370" calcext:value-type="float">
            <text:p>153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6654" calcext:value-type="float">
            <text:p>1665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5105" calcext:value-type="float">
            <text:p>1510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49058" calcext:value-type="float">
            <text:p>4905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6406" calcext:value-type="float">
            <text:p>2640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8282" calcext:value-type="float">
            <text:p>182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4811" calcext:value-type="float">
            <text:p>1481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950" calcext:value-type="float">
            <text:p>1395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954" calcext:value-type="float">
            <text:p>1295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545" calcext:value-type="float">
            <text:p>754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755" calcext:value-type="float">
            <text:p>975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office:value-type="float" office:value="29039" calcext:value-type="float">
            <text:p>2903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642" calcext:value-type="float">
            <text:p>156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547" calcext:value-type="float">
            <text:p>1254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655" calcext:value-type="float">
            <text:p>1165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803" calcext:value-type="float">
            <text:p>880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494" calcext:value-type="float">
            <text:p>849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645" calcext:value-type="float">
            <text:p>764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611" calcext:value-type="float">
            <text:p>7611</text:p>
          </table:table-cell>
          <table:table-cell table:number-columns-repeated="1021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30T23:34:49.224754410</meta:creation-date>
    <dc:date>2014-11-30T23:56:13.175280628</dc:date>
    <meta:editing-duration>PT5M59S</meta:editing-duration>
    <meta:editing-cycles>1</meta:editing-cycles>
    <meta:document-statistic meta:table-count="1" meta:cell-count="91" meta:object-count="0"/>
    <meta:generator>LibreOffice/4.2.7.2$Linux_X86_64 LibreOffice_project/420m0$Build-2</meta:generator>
  </office:meta>
</office:document-meta>
</file>